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automatic-styles>
    <style:style style:name="P1" style:family="paragraph" style:parent-style-name="Standard">
      <style:paragraph-properties fo:line-height="150%"/>
      <style:text-properties style:font-name="Ubuntu" fo:font-size="14pt" officeooo:rsid="00214eb9" officeooo:paragraph-rsid="001c9e0c" style:font-size-asian="12.25pt" style:font-size-complex="14pt"/>
    </style:style>
    <style:style style:name="P2" style:family="paragraph" style:parent-style-name="Standard">
      <style:paragraph-properties fo:line-height="150%"/>
      <style:text-properties style:font-name="Ubuntu" fo:font-size="14pt" officeooo:rsid="00210722" officeooo:paragraph-rsid="001c9e0c" style:font-size-asian="12.25pt" style:font-size-complex="14pt"/>
    </style:style>
    <style:style style:name="P3" style:family="paragraph" style:parent-style-name="Standard">
      <style:paragraph-properties fo:line-height="150%"/>
      <style:text-properties style:font-name="Ubuntu" fo:font-size="14pt" officeooo:rsid="001cbe43" officeooo:paragraph-rsid="001c9e0c" style:font-size-asian="12.25pt" style:font-size-complex="14pt"/>
    </style:style>
    <style:style style:name="P4" style:family="paragraph" style:parent-style-name="Standard">
      <style:paragraph-properties fo:line-height="150%"/>
      <style:text-properties style:font-name="Ubuntu" fo:font-size="14pt" officeooo:rsid="00222bca" officeooo:paragraph-rsid="001c9e0c" style:font-size-asian="12.25pt" style:font-size-complex="14pt"/>
    </style:style>
    <style:style style:name="P5" style:family="paragraph" style:parent-style-name="Standard">
      <style:paragraph-properties fo:line-height="150%"/>
      <style:text-properties style:font-name="Ubuntu" fo:font-size="14pt" officeooo:rsid="00177869" officeooo:paragraph-rsid="001c9e0c" style:font-size-asian="12.25pt" style:font-size-complex="14pt"/>
    </style:style>
    <style:style style:name="P6" style:family="paragraph" style:parent-style-name="Standard">
      <style:paragraph-properties fo:line-height="150%"/>
      <style:text-properties style:font-name="Ubuntu" fo:font-size="14pt" officeooo:rsid="001d4883" officeooo:paragraph-rsid="001c9e0c" style:font-size-asian="12.25pt" style:font-size-complex="14pt"/>
    </style:style>
    <style:style style:name="P7" style:family="paragraph" style:parent-style-name="Standard">
      <style:paragraph-properties fo:line-height="150%" fo:text-align="start" style:justify-single-word="false"/>
      <style:text-properties style:font-name="Ubuntu" fo:font-size="14pt" officeooo:rsid="000666e3" officeooo:paragraph-rsid="001c9e0c" style:font-size-asian="12.25pt" style:font-size-complex="14pt"/>
    </style:style>
    <style:style style:name="P8" style:family="paragraph" style:parent-style-name="Text_20_body">
      <style:paragraph-properties fo:line-height="150%" fo:text-align="start" style:justify-single-word="false"/>
      <style:text-properties style:font-name="Ubuntu" fo:font-size="14pt" officeooo:rsid="000666e3" officeooo:paragraph-rsid="001a50bf" style:font-size-asian="12.25pt" style:font-size-complex="14pt"/>
    </style:style>
    <style:style style:name="P9" style:family="paragraph" style:parent-style-name="Text_20_body">
      <style:paragraph-properties fo:line-height="150%" fo:text-align="start" style:justify-single-word="false"/>
      <style:text-properties style:font-name="Ubuntu" fo:font-size="14pt" officeooo:rsid="001c1ed9" officeooo:paragraph-rsid="001c1ed9" style:font-size-asian="12.25pt" style:font-size-complex="14pt"/>
    </style:style>
    <style:style style:name="P10" style:family="paragraph" style:parent-style-name="Text_20_body">
      <style:paragraph-properties fo:line-height="150%" fo:text-align="start" style:justify-single-word="false"/>
      <style:text-properties style:font-name="Ubuntu" fo:font-size="14pt" officeooo:rsid="001a50bf" officeooo:paragraph-rsid="001a50bf" style:font-size-asian="12.25pt" style:font-size-complex="14pt"/>
    </style:style>
    <style:style style:name="P11" style:family="paragraph" style:parent-style-name="Text_20_body">
      <style:paragraph-properties fo:line-height="150%" fo:text-align="start" style:justify-single-word="false"/>
      <style:text-properties style:font-name="Ubuntu" fo:font-size="14pt" officeooo:rsid="0002ffd8" officeooo:paragraph-rsid="001a50bf" style:font-size-asian="12.25pt" style:font-size-complex="14pt"/>
    </style:style>
    <style:style style:name="P12" style:family="paragraph" style:parent-style-name="Text_20_body">
      <style:paragraph-properties fo:line-height="150%" fo:text-align="start" style:justify-single-word="false"/>
      <style:text-properties style:font-name="Ubuntu" fo:font-size="14pt" officeooo:rsid="0001b93b" officeooo:paragraph-rsid="001a50bf" style:font-size-asian="12.25pt" style:font-size-complex="14pt"/>
    </style:style>
    <style:style style:name="P13" style:family="paragraph" style:parent-style-name="Text_20_body">
      <style:paragraph-properties fo:line-height="150%" fo:text-align="start" style:justify-single-word="false"/>
      <style:text-properties style:font-name="Ubuntu" fo:font-size="14pt" officeooo:rsid="0002b92b" officeooo:paragraph-rsid="001a50bf" style:font-size-asian="12.25pt" style:font-size-complex="14pt"/>
    </style:style>
    <style:style style:name="P14" style:family="paragraph" style:parent-style-name="Text_20_body">
      <style:paragraph-properties fo:line-height="150%" fo:text-align="start" style:justify-single-word="false"/>
      <style:text-properties style:font-name="Ubuntu" fo:font-size="14pt" officeooo:rsid="001b22be" officeooo:paragraph-rsid="0020b257" style:font-size-asian="12.25pt" style:font-size-complex="14pt"/>
    </style:style>
    <style:style style:name="P15" style:family="paragraph" style:parent-style-name="Text_20_body">
      <style:paragraph-properties fo:line-height="150%" fo:text-align="start" style:justify-single-word="false"/>
      <style:text-properties style:font-name="Ubuntu" fo:font-size="14pt" officeooo:rsid="000d2e02" officeooo:paragraph-rsid="0020b257" style:font-size-asian="12.25pt" style:font-size-complex="14pt"/>
    </style:style>
    <style:style style:name="P16" style:family="paragraph" style:parent-style-name="Text_20_body">
      <style:paragraph-properties fo:line-height="150%" fo:text-align="start" style:justify-single-word="false"/>
      <style:text-properties style:font-name="Ubuntu" fo:font-size="14pt" officeooo:paragraph-rsid="0024dc16" style:font-size-asian="12.25pt" style:font-size-complex="14pt"/>
    </style:style>
    <style:style style:name="P17" style:family="paragraph" style:parent-style-name="Text_20_body">
      <style:paragraph-properties fo:line-height="150%" fo:text-align="start" style:justify-single-word="false"/>
      <style:text-properties style:font-name="Ubuntu" fo:font-size="14pt" style:font-size-asian="12.25pt" style:font-size-complex="14pt"/>
    </style:style>
    <style:style style:name="P18" style:family="paragraph" style:parent-style-name="Text_20_body">
      <style:paragraph-properties fo:line-height="150%" fo:text-align="start" style:justify-single-word="false"/>
      <style:text-properties style:font-name="Ubuntu" fo:font-size="14pt" officeooo:paragraph-rsid="002e409a" style:font-size-asian="12.25pt" style:font-size-complex="14pt"/>
    </style:style>
    <style:style style:name="P19" style:family="paragraph" style:parent-style-name="Text_20_body">
      <style:paragraph-properties fo:line-height="150%" fo:text-align="start" style:justify-single-word="false"/>
      <style:text-properties style:font-name="Ubuntu" fo:font-size="14pt" officeooo:paragraph-rsid="0039c77f" style:font-size-asian="12.25pt" style:font-size-complex="14pt"/>
    </style:style>
    <style:style style:name="P20" style:family="paragraph" style:parent-style-name="Text_20_body">
      <style:paragraph-properties fo:line-height="150%" fo:text-align="start" style:justify-single-word="false"/>
      <style:text-properties style:font-name="Ubuntu" fo:font-size="14pt" officeooo:rsid="001cdb80" officeooo:paragraph-rsid="002e409a" style:font-size-asian="12.25pt" style:font-size-complex="14pt"/>
    </style:style>
    <style:style style:name="P21" style:family="paragraph" style:parent-style-name="Text_20_body">
      <style:paragraph-properties fo:line-height="150%" fo:text-align="start" style:justify-single-word="false"/>
      <style:text-properties style:font-name="Ubuntu" fo:font-size="14pt" officeooo:rsid="0026479e" officeooo:paragraph-rsid="002e409a" style:font-size-asian="12.25pt" style:font-size-complex="14pt"/>
    </style:style>
    <style:style style:name="P22" style:family="paragraph" style:parent-style-name="Text_20_body">
      <style:paragraph-properties fo:line-height="150%" fo:text-align="start" style:justify-single-word="false"/>
      <style:text-properties style:font-name="Ubuntu" fo:font-size="14pt" officeooo:rsid="0032a5ac" officeooo:paragraph-rsid="0032a5ac" style:font-size-asian="12.25pt" style:font-size-complex="14pt"/>
    </style:style>
    <style:style style:name="P23" style:family="paragraph" style:parent-style-name="Text_20_body">
      <style:paragraph-properties fo:line-height="150%" fo:text-align="start" style:justify-single-word="false"/>
      <style:text-properties style:font-name="Ubuntu" fo:font-size="14pt" officeooo:rsid="003b2384" officeooo:paragraph-rsid="003b2384" style:font-size-asian="12.25pt" style:font-size-complex="14pt"/>
    </style:style>
    <style:style style:name="P24" style:family="paragraph" style:parent-style-name="Text_20_body">
      <style:paragraph-properties fo:line-height="150%" fo:text-align="start" style:justify-single-word="false"/>
      <style:text-properties style:font-name="Ubuntu" fo:font-size="14pt" officeooo:rsid="003e0fc7" officeooo:paragraph-rsid="003e0fc7" style:font-size-asian="12.25pt" style:font-size-complex="14pt"/>
    </style:style>
    <style:style style:name="P25" style:family="paragraph" style:parent-style-name="Text_20_body">
      <style:paragraph-properties fo:line-height="150%" fo:text-align="start" style:justify-single-word="false"/>
      <style:text-properties style:font-name="Ubuntu" fo:font-size="14pt" officeooo:rsid="00426c9b" officeooo:paragraph-rsid="00426c9b" style:font-size-asian="12.25pt" style:font-size-complex="14pt"/>
    </style:style>
    <style:style style:name="P26" style:family="paragraph" style:parent-style-name="Text_20_body">
      <style:paragraph-properties fo:line-height="150%" fo:text-align="start" style:justify-single-word="false"/>
      <style:text-properties style:font-name="Ubuntu" fo:font-size="14pt" fo:font-weight="normal" officeooo:rsid="002694df" officeooo:paragraph-rsid="001c9e0c" style:font-size-asian="12.25pt" style:font-weight-asian="normal" style:font-size-complex="14pt" style:font-weight-complex="normal"/>
    </style:style>
    <style:style style:name="P27" style:family="paragraph" style:parent-style-name="Text_20_body">
      <style:paragraph-properties fo:line-height="150%" fo:text-align="start" style:justify-single-word="false"/>
      <style:text-properties style:font-name="Ubuntu" fo:font-size="14pt" fo:font-weight="normal" officeooo:rsid="002694df" officeooo:paragraph-rsid="001e5d05" style:font-size-asian="12.25pt" style:font-weight-asian="normal" style:font-size-complex="14pt" style:font-weight-complex="normal"/>
    </style:style>
    <style:style style:name="P28" style:family="paragraph" style:parent-style-name="Text_20_body">
      <style:paragraph-properties fo:line-height="150%" fo:text-align="start" style:justify-single-word="false"/>
      <style:text-properties style:font-name="Ubuntu" fo:font-size="14pt" fo:font-weight="normal" officeooo:rsid="00240922" officeooo:paragraph-rsid="001e5d05" style:font-size-asian="12.25pt" style:font-weight-asian="normal" style:font-size-complex="14pt" style:font-weight-complex="normal"/>
    </style:style>
    <style:style style:name="P29" style:family="paragraph" style:parent-style-name="Text_20_body">
      <style:paragraph-properties fo:line-height="150%" fo:text-align="start" style:justify-single-word="false"/>
      <style:text-properties style:font-name="Ubuntu" fo:font-size="14pt" fo:font-weight="normal" officeooo:rsid="00240922" officeooo:paragraph-rsid="001ea10c" style:font-size-asian="12.25pt" style:font-weight-asian="normal" style:font-size-complex="14pt" style:font-weight-complex="normal"/>
    </style:style>
    <style:style style:name="P30" style:family="paragraph" style:parent-style-name="Text_20_body">
      <style:paragraph-properties fo:line-height="150%" fo:text-align="start" style:justify-single-word="false"/>
      <style:text-properties style:font-name="Ubuntu" fo:font-size="14pt" fo:font-weight="normal" officeooo:rsid="00240922" officeooo:paragraph-rsid="001f9242" style:font-size-asian="12.25pt" style:font-weight-asian="normal" style:font-size-complex="14pt" style:font-weight-complex="normal"/>
    </style:style>
    <style:style style:name="P31" style:family="paragraph" style:parent-style-name="Standard">
      <style:paragraph-properties fo:line-height="150%" fo:text-align="start" style:justify-single-word="false"/>
      <style:text-properties style:font-name="Ubuntu" fo:font-size="14pt" officeooo:rsid="00262e27" officeooo:paragraph-rsid="003f2836" style:font-size-asian="14pt" style:font-size-complex="14pt"/>
    </style:style>
    <style:style style:name="P32" style:family="paragraph" style:parent-style-name="Standard">
      <style:paragraph-properties fo:line-height="150%"/>
      <style:text-properties style:font-name="Ubuntu" fo:font-size="14pt" officeooo:rsid="00262e27" officeooo:paragraph-rsid="003f2836" style:font-size-asian="14pt" style:font-size-complex="14pt"/>
    </style:style>
    <style:style style:name="P33" style:family="paragraph" style:parent-style-name="Standard">
      <style:paragraph-properties fo:line-height="150%"/>
      <style:text-properties style:font-name="Ubuntu" fo:font-size="14pt" officeooo:rsid="000f5710" officeooo:paragraph-rsid="0045816f" fo:background-color="#ffffff" style:font-size-asian="12.25pt" style:font-size-complex="14pt"/>
    </style:style>
    <style:style style:name="P34" style:family="paragraph" style:parent-style-name="Standard">
      <style:paragraph-properties fo:line-height="150%"/>
      <style:text-properties fo:color="#000000" loext:opacity="100%" style:font-name="Ubuntu" fo:font-size="14pt" fo:font-weight="normal" officeooo:paragraph-rsid="0039c77f" fo:background-color="transparent" style:font-size-asian="14pt" style:font-size-complex="14pt"/>
    </style:style>
    <style:style style:name="P35" style:family="paragraph" style:parent-style-name="Text_20_body">
      <style:paragraph-properties fo:line-height="150%" fo:text-align="start" style:justify-single-word="false"/>
      <style:text-properties fo:color="#000000" loext:opacity="100%" style:font-name="Ubuntu" fo:font-size="14pt" fo:font-weight="normal" officeooo:paragraph-rsid="0039c77f" fo:background-color="transparent" style:font-size-asian="14pt" style:font-size-complex="14pt"/>
    </style:style>
    <style:style style:name="P36" style:family="paragraph" style:parent-style-name="Standard">
      <style:paragraph-properties fo:line-height="150%"/>
      <style:text-properties fo:color="#000000" loext:opacity="100%" style:font-name="Ubuntu" fo:font-size="14pt" fo:font-weight="normal" fo:background-color="transparent" style:font-size-asian="14pt" style:font-size-complex="14pt"/>
    </style:style>
    <style:style style:name="P37" style:family="paragraph" style:parent-style-name="Text_20_body">
      <style:paragraph-properties fo:line-height="150%" fo:text-align="start" style:justify-single-word="false"/>
      <style:text-properties fo:color="#000000" loext:opacity="100%" style:font-name="Ubuntu" fo:font-size="14pt" fo:font-weight="normal" officeooo:rsid="0026cadc" officeooo:paragraph-rsid="0039c77f" fo:background-color="transparent" style:font-size-asian="14pt" style:font-size-complex="14pt"/>
    </style:style>
    <style:style style:name="P38" style:family="paragraph" style:parent-style-name="Text_20_body">
      <style:paragraph-properties fo:line-height="150%" fo:text-align="start" style:justify-single-word="false"/>
      <style:text-properties fo:color="#000000" loext:opacity="100%" style:font-name="Ubuntu" fo:font-size="14pt" fo:font-weight="normal" officeooo:rsid="003898fa" officeooo:paragraph-rsid="0039c77f" fo:background-color="transparent" style:font-size-asian="14pt" style:font-size-complex="14pt"/>
    </style:style>
    <style:style style:name="P39" style:family="paragraph" style:parent-style-name="Standard">
      <style:paragraph-properties fo:line-height="150%" fo:text-align="start" style:justify-single-word="false"/>
      <style:text-properties fo:color="#000000" loext:opacity="100%" style:font-name="Ubuntu" fo:font-size="14pt" fo:font-weight="normal" officeooo:rsid="003898fa" officeooo:paragraph-rsid="003898fa" fo:background-color="transparent" style:font-size-asian="14pt" style:font-size-complex="14pt"/>
    </style:style>
    <style:style style:name="P40" style:family="paragraph" style:parent-style-name="Standard">
      <style:paragraph-properties fo:line-height="150%" fo:text-align="start" style:justify-single-word="false"/>
      <style:text-properties fo:color="#000000" loext:opacity="100%" style:font-name="Ubuntu" fo:font-size="14pt" fo:font-weight="normal" officeooo:rsid="0039c77f" officeooo:paragraph-rsid="003898fa" fo:background-color="transparent" style:font-size-asian="14pt" style:font-size-complex="14pt"/>
    </style:style>
    <style:style style:name="P41" style:family="paragraph" style:parent-style-name="Standard">
      <style:paragraph-properties fo:line-height="150%"/>
      <style:text-properties fo:color="#000000" loext:opacity="100%" style:font-name="Ubuntu" fo:font-size="14pt" fo:font-weight="normal" officeooo:rsid="000f5710" officeooo:paragraph-rsid="0045816f" fo:background-color="#ffffff" style:font-size-asian="12.25pt" style:font-size-complex="14pt"/>
    </style:style>
    <style:style style:name="P42" style:family="paragraph" style:parent-style-name="Standard">
      <style:paragraph-properties fo:line-height="150%" fo:text-align="start" style:justify-single-word="false"/>
      <style:text-properties fo:color="#000000" loext:opacity="100%" style:font-name="Ubuntu" fo:font-size="14pt" fo:font-weight="normal" fo:background-color="transparent" style:font-size-asian="14pt" style:font-size-complex="14pt"/>
    </style:style>
    <style:style style:name="P43" style:family="paragraph" style:parent-style-name="Standard">
      <style:paragraph-properties fo:line-height="150%"/>
      <style:text-properties fo:color="#000000" loext:opacity="100%" style:font-name="Ubuntu" fo:font-size="14pt" fo:font-weight="normal" officeooo:rsid="00225815" officeooo:paragraph-rsid="0047e7ac" fo:background-color="#ffffff" style:font-size-asian="12.25pt" style:font-size-complex="14pt"/>
    </style:style>
    <style:style style:name="P44" style:family="paragraph" style:parent-style-name="Heading_20_1">
      <style:paragraph-properties fo:line-height="150%" fo:text-align="center" style:justify-single-word="false"/>
      <style:text-properties style:font-name="Ubuntu"/>
    </style:style>
    <style:style style:name="T1" style:family="text">
      <style:text-properties officeooo:rsid="0003732c"/>
    </style:style>
    <style:style style:name="T2" style:family="text">
      <style:text-properties officeooo:rsid="0002b92b"/>
    </style:style>
    <style:style style:name="T3" style:family="text">
      <style:text-properties officeooo:rsid="001ed13b"/>
    </style:style>
    <style:style style:name="T4" style:family="text">
      <style:text-properties officeooo:rsid="001ccc67"/>
    </style:style>
    <style:style style:name="T5" style:family="text">
      <style:text-properties officeooo:rsid="00177869"/>
    </style:style>
    <style:style style:name="T6" style:family="text">
      <style:text-properties officeooo:rsid="002694df"/>
    </style:style>
    <style:style style:name="T7" style:family="text">
      <style:text-properties officeooo:rsid="002710fd"/>
    </style:style>
    <style:style style:name="T8" style:family="text">
      <style:text-properties officeooo:rsid="001f9242"/>
    </style:style>
    <style:style style:name="T9" style:family="text">
      <style:text-properties officeooo:rsid="000f1733"/>
    </style:style>
    <style:style style:name="T10" style:family="text">
      <style:text-properties officeooo:rsid="000fd477"/>
    </style:style>
    <style:style style:name="T11" style:family="text">
      <style:text-properties officeooo:rsid="000d2e02"/>
    </style:style>
    <style:style style:name="T12" style:family="text">
      <style:text-properties officeooo:rsid="0013fe11"/>
    </style:style>
    <style:style style:name="T13" style:family="text">
      <style:text-properties officeooo:rsid="00158d1e"/>
    </style:style>
    <style:style style:name="T14" style:family="text">
      <style:text-properties fo:color="#000000" loext:opacity="100%" fo:font-weight="normal" fo:background-color="transparent" loext:char-shading-value="0" style:font-size-asian="14pt"/>
    </style:style>
    <style:style style:name="T15" style:family="text">
      <style:text-properties fo:color="#000000" loext:opacity="100%" fo:font-weight="normal" officeooo:rsid="0026cadc" fo:background-color="transparent" loext:char-shading-value="0" style:font-size-asian="14pt"/>
    </style:style>
    <style:style style:name="T16" style:family="text">
      <style:text-properties fo:color="#000000" loext:opacity="100%" fo:font-weight="normal" officeooo:rsid="00281f33" fo:background-color="transparent" loext:char-shading-value="0" style:font-size-asian="14pt"/>
    </style:style>
    <style:style style:name="T17" style:family="text">
      <style:text-properties fo:color="#000000" loext:opacity="100%" fo:font-weight="normal" officeooo:rsid="001d43c6" fo:background-color="transparent" loext:char-shading-value="0" style:font-size-asian="14pt"/>
    </style:style>
    <style:style style:name="T18" style:family="text">
      <style:text-properties fo:color="#000000" loext:opacity="100%" fo:font-weight="normal" officeooo:rsid="0026479e" fo:background-color="transparent" loext:char-shading-value="0" style:font-size-asian="14pt"/>
    </style:style>
    <style:style style:name="T19" style:family="text">
      <style:text-properties fo:color="#000000" loext:opacity="100%" fo:font-weight="normal" officeooo:rsid="002b2786" fo:background-color="transparent" loext:char-shading-value="0" style:font-size-asian="14pt"/>
    </style:style>
    <style:style style:name="T20" style:family="text">
      <style:text-properties fo:color="#000000" loext:opacity="100%" fo:font-weight="normal" officeooo:rsid="002c6949" fo:background-color="transparent" loext:char-shading-value="0" style:font-size-asian="14pt"/>
    </style:style>
    <style:style style:name="T21" style:family="text">
      <style:text-properties fo:color="#000000" loext:opacity="100%" fo:font-weight="normal" officeooo:rsid="00330185" fo:background-color="transparent" loext:char-shading-value="0" style:font-size-asian="14pt"/>
    </style:style>
    <style:style style:name="T22" style:family="text">
      <style:text-properties fo:color="#000000" loext:opacity="100%" fo:font-weight="normal" officeooo:rsid="00362544" fo:background-color="transparent" loext:char-shading-value="0" style:font-size-asian="14pt"/>
    </style:style>
    <style:style style:name="T23" style:family="text">
      <style:text-properties officeooo:rsid="0020b257"/>
    </style:style>
    <style:style style:name="T24" style:family="text">
      <style:text-properties officeooo:rsid="0039c77f"/>
    </style:style>
    <style:style style:name="T25" style:family="text">
      <style:text-properties officeooo:rsid="004c4aaf"/>
    </style:style>
    <style:style style:name="T26" style:family="text">
      <style:text-properties officeooo:rsid="0043019b"/>
    </style:style>
    <style:style style:name="T27" style:family="text">
      <style:text-properties officeooo:rsid="00442611"/>
    </style:style>
    <style:style style:name="T28" style:family="text">
      <style:text-properties officeooo:rsid="0045816f"/>
    </style:style>
    <style:style style:name="T29" style:family="text">
      <style:text-properties officeooo:rsid="0047e7a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4" text:outline-level="1">Tralha</text:h>
      <text:p text:style-name="P1">= → Recebe</text:p>
      <text:p text:style-name="P2">== → Igual</text:p>
      <text:p text:style-name="P26">=== → operador de identidade</text:p>
      <text:p text:style-name="P26">!== → Desigual Restrito</text:p>
      <text:p text:style-name="P3">+ → Concatenação <text:span text:style-name="T4">ou Adição</text:span></text:p>
      <text:p text:style-name="P1">null → Nulo</text:p>
      <text:p text:style-name="P4">Nome de <text:span text:style-name="T5">v</text:span>ariavel → Identificador</text:p>
      <text:p text:style-name="P5">Conteudo que vai para uma variavel → Atribuição</text:p>
      <text:p text:style-name="P6">${ } - <text:span text:style-name="T3">Troca pelo valor da variavel que esta dentro das chaves</text:span> </text:p>
      <text:p text:style-name="P7">` ` - <text:span text:style-name="T3">Usada no lugar das aspas quando for colocar variaveis dentro das chaves (${})</text:span></text:p>
      <text:p text:style-name="P28">! → <text:span text:style-name="T6">Não (Negação)</text:span></text:p>
      <text:p text:style-name="P27">&amp;&amp; → E (Conjunção)</text:p>
      <text:p text:style-name="P27">|| → Ou (Disjunção)</text:p>
      <text:p text:style-name="P29">? → <text:span text:style-name="T8">pergunta</text:span></text:p>
      <text:p text:style-name="P30">: → <text:span text:style-name="T7">um ou outro </text:span><text:span text:style-name="T8">(true ou false)</text:span></text:p>
      <text:p text:style-name="P8">_____________________________________________________________________</text:p>
      <text:p text:style-name="P8">typeof → Mostra o tipo primitivo</text:p>
      <text:p text:style-name="P9">var → Variavel</text:p>
      <text:p text:style-name="P10">var nome-generico = valor → Declaração de variavel</text:p>
      <text:p text:style-name="P22">console.log(‘ ‘) - Escreva na tela</text:p>
      <text:p text:style-name="P39">var ++ - variavel += 1</text:p>
      <text:p text:style-name="P40"/>
      <text:p text:style-name="P40"/>
      <text:p text:style-name="P11"><text:soft-page-break/>_____________________________________________________________________</text:p>
      <text:p text:style-name="P12">window.alert(‘ ’) → Faz aparecer um<text:span text:style-name="T1">a janela de</text:span> alerta</text:p>
      <text:p text:style-name="P12">alert(‘ ‘) → Faz aparecer um<text:span text:style-name="T1">a janela de</text:span> alerta</text:p>
      <text:p text:style-name="P13">window.confirm(‘ ’) → Faz aparecer um<text:span text:style-name="T1">a janela</text:span> de confirmação</text:p>
      <text:p text:style-name="P13">window.prompt(‘ ‘) → <text:span text:style-name="T1">Faz aparecer uma janela</text:span> <text:span text:style-name="T1">de pergunta</text:span></text:p>
      <text:p text:style-name="P10">var nome-generico = window.prompt(‘ ‘) → <text:span text:style-name="T1">Faz aparecer uma janela</text:span><text:span text:style-name="T2"> </text:span><text:span text:style-name="T1">de pergunta </text:span>e a resposta é armazenada na variavel nome-generico</text:p>
      <text:p text:style-name="P14">n1.toLocaleString(‘pt-BR’, {style: ‘currency’, currency: ‘BRL’}) - Configura o numero para aparacer no formato de real</text:p>
      <text:p text:style-name="P15">window.document.write(‘ ’) - Escreve no documento</text:p>
      <text:p text:style-name="P16"><text:span text:style-name="T11">window.document.write(</text:span><text:span text:style-name="T9">window.document.charset</text:span><text:span text:style-name="T11">) - </text:span><text:span text:style-name="T9">Mostra o set (padrão) de caracteres do documento</text:span></text:p>
      <text:p text:style-name="P16"><text:span text:style-name="T11">window.document.write(</text:span><text:span text:style-name="T9">window.navigator.appName</text:span><text:span text:style-name="T11">) - </text:span><text:span text:style-name="T9">Mostra o navegador atual</text:span><text:span text:style-name="T11"> </text:span></text:p>
      <text:p text:style-name="P16"><text:span text:style-name="T11">window.document.write(</text:span><text:span text:style-name="T9">window.</text:span><text:span text:style-name="T10">document.URL</text:span><text:span text:style-name="T11">) - </text:span><text:span text:style-name="T10">Mostra a URL atual</text:span></text:p>
      <text:p text:style-name="P16"><text:span text:style-name="T14">var p1 = window.document.</text:span><text:span text:style-name="T12">getElementsByTagName(‘</text:span><text:span text:style-name="T13">p</text:span><text:span text:style-name="T12">‘)</text:span><text:span text:style-name="T13">[1] - Seleciona o segundo paragrafo </text:span><text:span text:style-name="T23">e guarda na variavel p1</text:span></text:p>
      <text:p text:style-name="P20">window.document.write(p1.innerText) - vai selecionar e escrever o texto que esta dentro do p1</text:p>
      <text:p text:style-name="P18"><text:span text:style-name="T16">window.document.write(‘</text:span><text:span text:style-name="T17">esta escrito assim: ‘ + </text:span><text:span text:style-name="T16">p1.innerText) – </text:span><text:span text:style-name="T17">vai concatenar a mensagem com o texto do p1</text:span></text:p>
      <text:p text:style-name="P21">p1.style.color = ‘ <text:s/>‘ – Muda a cor da variavel p1</text:p>
      <text:p text:style-name="P18"><text:span text:style-name="T18">var corpo = window.document.body - </text:span><text:span text:style-name="T15">O body é atribuido para a variavel corpo</text:span></text:p>
      <text:p text:style-name="P18"><text:span text:style-name="T18">corpo.style.background = ' <text:s/>' - </text:span><text:span text:style-name="T15">Muda a cor de fundo da variavel corpo</text:span></text:p>
      <text:p text:style-name="P19"><text:soft-page-break/><text:span text:style-name="T15">var d = window.document.getElementById('msg') - </text:span><text:span text:style-name="T19">Seleciona o elemento</text:span></text:p>
      <text:p text:style-name="P19"><text:span text:style-name="T19">que tem </text:span><text:span text:style-name="T20">o id</text:span><text:span text:style-name="T19"> msg e guarda seu conteudo na variavel d</text:span></text:p>
      <text:p text:style-name="P19"><text:span text:style-name="T15">window.document.getElementById('msg').innerText = 'olá!' - </text:span><text:span text:style-name="T20">Seleciona o elemento que tem o id msg e substitui seu <text:s/>conteudo por olá</text:span></text:p>
      <text:p text:style-name="P19"><text:span text:style-name="T15">new Date() - </text:span><text:span text:style-name="T21">Seleciona informações de data e hora do sistema</text:span></text:p>
      <text:p text:style-name="P19"><text:span text:style-name="T15">.getHours() - </text:span><text:span text:style-name="T21">Pega a hora atual do sistema</text:span></text:p>
      <text:p text:style-name="P19"><text:span text:style-name="T15">.getDay() - </text:span><text:span text:style-name="T22">Pega o dia da semana atual do sistema</text:span></text:p>
      <text:p text:style-name="P37">var agora = new Date()</text:p>
      <text:p text:style-name="P35">var hora = agora.getHours()</text:p>
      <text:p text:style-name="P19"><text:span text:style-name="T22">var diaSem = agora</text:span><text:span text:style-name="T15">.getDay()</text:span></text:p>
      <text:p text:style-name="P38">var cont = 1</text:p>
      <text:p text:style-name="P35">while(cont &lt;= 6) {</text:p>
      <text:p text:style-name="P35">console.log('tudo bem?')</text:p>
      <text:p text:style-name="P34">cont ++</text:p>
      <text:p text:style-name="P34">} - <text:span text:style-name="T24">escolhe quantas vezes algo vai acontecer</text:span></text:p>
      <text:p text:style-name="P23">do {</text:p>
      <text:p text:style-name="P23">} while(condição) - Faça… <text:s/>Enquanto a condição for verdadeira</text:p>
      <text:p text:style-name="P24">for (inicio;teste;incremento) - </text:p>
      <text:p text:style-name="P32">for(var c = 1;c &lt;= 10;c++) {</text:p>
      <text:p text:style-name="P31">} - </text:p>
      <text:p text:style-name="P25">identificador = [<text:span text:style-name="T25">item1, item2, …</text:span>] - Variavel composta <text:span text:style-name="T26">(array (vetor))</text:span></text:p>
      <text:p text:style-name="P42">let num = [1, 2, 3, 4, 5, 6, 7, 8, 9, 10]</text:p>
      <text:p text:style-name="P36">for(let c = 0;c &lt;= num.length;c++) {</text:p>
      <text:p text:style-name="P36">console.log(num[c])</text:p>
      <text:p text:style-name="P36">} - <text:span text:style-name="T27">percorrendo um array</text:span></text:p>
      <text:p text:style-name="P33"><text:soft-page-break/>for(let pos in array) {</text:p>
      <text:p text:style-name="P33">console.log(array[pos])</text:p>
      <text:p text:style-name="P41">} - <text:span text:style-name="T28">percorrendo um array com in (em)</text:span></text:p>
      <text:p text:style-name="P43"><text:span text:style-name="T29">let </text:span>variavel = { nome:’rafael’, sexo:’M’, <text:span text:style-name="T29">idade: 18</text:span> }</text:p>
      <text:p text:style-name="P17"/>
      <text:p text:style-name="P17"/>
      <text:p text:style-name="P1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30T09:43:18.639025934</meta:creation-date>
    <dc:date>2022-09-23T07:27:21.371733040</dc:date>
    <meta:editing-duration>P1DT49M30S</meta:editing-duration>
    <meta:editing-cycles>30</meta:editing-cycles>
    <meta:generator>LibreOffice/7.3.5.2$Linux_X86_64 LibreOffice_project/30$Build-2</meta:generator>
    <meta:document-statistic meta:table-count="0" meta:image-count="0" meta:object-count="0" meta:page-count="4" meta:paragraph-count="67" meta:word-count="479" meta:character-count="3007" meta:non-whitespace-character-count="2585"/>
  </office:meta>
</office:document-meta>
</file>